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20pt" officeooo:rsid="00170a76" officeooo:paragraph-rsid="00170a76" style:font-size-asian="15.75pt" style:font-size-complex="18pt"/>
    </style:style>
    <style:style style:name="P2" style:family="paragraph" style:parent-style-name="Standard">
      <style:text-properties fo:font-size="20pt" officeooo:rsid="00170a76" officeooo:paragraph-rsid="00170a76" style:font-size-asian="15.75pt" style:font-size-complex="18pt"/>
    </style:style>
    <style:style style:name="P3" style:family="paragraph" style:parent-style-name="Standard">
      <style:text-properties fo:font-size="20pt" fo:font-weight="bold" officeooo:rsid="00170a76" officeooo:paragraph-rsid="00170a76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20pt" officeooo:rsid="001bb45a" officeooo:paragraph-rsid="001bb45a" style:font-size-asian="15.75pt" style:font-size-complex="18pt"/>
    </style:style>
    <style:style style:name="P5" style:family="paragraph" style:parent-style-name="Standard">
      <style:text-properties fo:font-size="20pt" fo:font-weight="bold" officeooo:rsid="001bb45a" officeooo:paragraph-rsid="001bb45a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20pt" fo:font-weight="bold" officeooo:rsid="001df3c0" officeooo:paragraph-rsid="001df3c0" style:font-size-asian="15.75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20pt" fo:font-weight="bold" officeooo:rsid="001df3c0" officeooo:paragraph-rsid="001df3c0" style:font-size-asian="15.75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20pt" officeooo:rsid="001df3c0" officeooo:paragraph-rsid="001df3c0" style:font-size-asian="15.75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font-size="20pt" officeooo:rsid="002165b2" officeooo:paragraph-rsid="002165b2" style:font-size-asian="15.75pt" style:font-size-complex="18pt"/>
    </style:style>
    <style:style style:name="P10" style:family="paragraph" style:parent-style-name="Standard">
      <style:text-properties fo:font-size="20pt" fo:font-weight="normal" officeooo:rsid="001df3c0" officeooo:paragraph-rsid="001df3c0" style:font-size-asian="15.75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e30c" style:font-weight-asian="normal" style:font-weight-complex="normal"/>
    </style:style>
    <style:style style:name="T3" style:family="text">
      <style:text-properties officeooo:rsid="001ce30c"/>
    </style:style>
    <style:style style:name="T4" style:family="text">
      <style:text-properties officeooo:rsid="002165b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Ground Control Station Calculations</text:p>
      <text:p text:style-name="P2"/>
      <text:p text:style-name="P3">1. Gain of Recieving Antenna</text:p>
      <text:p text:style-name="P2"/>
      <text:p text:style-name="P2"><draw:frame draw:style-name="fr1" draw:name="Object1" text:anchor-type="as-char" svg:y="-0.568cm" svg:width="3.579cm" svg:height="0.7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ct2" text:anchor-type="as-char" svg:y="-0.582cm" svg:width="8.966cm" svg:height="0.81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ct3" text:anchor-type="as-char" svg:y="-0.582cm" svg:width="11.739cm" svg:height="0.81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1" draw:name="Object17" text:anchor-type="as-char" svg:y="-0.568cm" svg:width="9.1cm" svg:height="0.727cm" draw:z-index="5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4">Now , </text:p>
      <text:p text:style-name="P4"><draw:frame draw:style-name="fr1" draw:name="Object7" text:anchor-type="as-char" svg:y="-0.568cm" svg:width="3.791cm" svg:height="0.7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Here <text:s text:c="5"/><draw:frame draw:style-name="fr1" draw:name="Object5" text:anchor-type="as-char" svg:y="-0.933cm" svg:width="11.109cm" svg:height="2.395cm" draw:z-index="7"><draw:object xlink:href="./Object 5" xlink:type="simple" xlink:show="embed" xlink:actuate="onLoad"/><draw:image xlink:href="./ObjectReplacements/Object 5" xlink:type="simple" xlink:show="embed" xlink:actuate="onLoad"/></draw:frame><text:s/></text:p>
      <text:p text:style-name="P4">Here </text:p>
      <text:p text:style-name="P4"><draw:frame draw:style-name="fr1" draw:name="Object9" text:anchor-type="as-char" svg:y="-0.568cm" svg:width="2.919cm" svg:height="0.70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∴ <draw:frame draw:style-name="fr1" draw:name="Object10" text:anchor-type="as-char" svg:y="-0.568cm" svg:width="3.122cm" svg:height="0.79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∴<draw:frame draw:style-name="fr1" draw:name="Object11" text:anchor-type="as-char" svg:y="-0.568cm" svg:width="6.772cm" svg:height="0.799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5">2. Power of Recieving Antenna</text:p>
      <text:p text:style-name="P5"><draw:frame draw:style-name="fr1" draw:name="Object4" text:anchor-type="as-char" svg:y="-0.568cm" svg:width="5.045cm" svg:height="0.7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text:span text:style-name="T1"><draw:frame draw:style-name="fr1" draw:name="Object6" text:anchor-type="as-char" svg:y="-0.568cm" svg:width="11.068cm" svg:height="0.799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"><text:s/></text:span></text:p>
      <text:p text:style-name="P4"><text:span text:style-name="T2"/></text:p>
      <text:p text:style-name="P6"><text:span text:style-name="T3">3. </text:span>Link Budget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ARAMETER</text:p>
          </table:table-cell>
          <table:table-cell table:style-name="Table1.B1" office:value-type="string">
            <text:p text:style-name="P7">VALUE </text:p>
          </table:table-cell>
        </table:table-row>
        <table:table-row>
          <table:table-cell table:style-name="Table1.A2" office:value-type="string">
            <text:p text:style-name="P8">Transmitter Power <draw:frame draw:style-name="fr1" draw:name="Object12" text:anchor-type="as-char" svg:y="-0.568cm" svg:width="0.577cm" svg:height="0.799cm" draw:z-index="1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B2" office:value-type="string">
            <text:p text:style-name="P8">63mW = 17.993 dB</text:p>
          </table:table-cell>
        </table:table-row>
        <table:table-row>
          <table:table-cell table:style-name="Table1.A2" office:value-type="string">
            <text:p text:style-name="P8">Transmitter Gain <draw:frame draw:style-name="fr1" draw:name="Object13" text:anchor-type="as-char" svg:y="-0.568cm" svg:width="0.616cm" svg:height="0.799cm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B2" office:value-type="string">
            <text:p text:style-name="P8">3.2 dBi <text:span text:style-name="T4">= 5.05 dB</text:span></text:p>
          </table:table-cell>
        </table:table-row>
        <table:table-row>
          <table:table-cell table:style-name="Table1.A2" office:value-type="string">
            <text:p text:style-name="P8">Effective Isotropic Radiated Power (EIRP)</text:p>
          </table:table-cell>
          <table:table-cell table:style-name="Table1.B2" office:value-type="string">
            <text:p text:style-name="P9">23.04 dBW</text:p>
          </table:table-cell>
        </table:table-row>
        <text:soft-page-break/>
        <table:table-row>
          <table:table-cell table:style-name="Table1.A2" office:value-type="string">
            <text:p text:style-name="P8">Free Space Path Loss <draw:frame draw:style-name="fr1" draw:name="Object14" text:anchor-type="as-char" svg:y="-0.568cm" svg:width="0.639cm" svg:height="0.799cm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B2" office:value-type="string">
            <text:p text:style-name="P9">9.94 dB</text:p>
          </table:table-cell>
        </table:table-row>
        <table:table-row>
          <table:table-cell table:style-name="Table1.A2" office:value-type="string">
            <text:p text:style-name="P8">Reciever Gain <draw:frame draw:style-name="fr1" draw:name="Object15" text:anchor-type="as-char" svg:y="-0.568cm" svg:width="0.653cm" svg:height="0.799cm" draw:z-index="1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B2" office:value-type="string">
            <text:p text:style-name="P9">13.1 dB</text:p>
          </table:table-cell>
        </table:table-row>
        <table:table-row>
          <table:table-cell table:style-name="Table1.A2" office:value-type="string">
            <text:p text:style-name="P8">Reciever Power <draw:frame draw:style-name="fr1" draw:name="Object16" text:anchor-type="as-char" svg:y="-0.568cm" svg:width="0.614cm" svg:height="0.799cm" draw:z-index="1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B2" office:value-type="string">
            <text:p text:style-name="P9">26.20 dBW</text:p>
          </table:table-cell>
        </table:table-row>
      </table:table>
      <text:p text:style-name="P6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8:59:17.154205882</meta:creation-date>
    <dc:date>2024-10-06T18:05:46.361855256</dc:date>
    <meta:editing-duration>PT23M32S</meta:editing-duration>
    <meta:editing-cycles>7</meta:editing-cycles>
    <meta:generator>LibreOffice/24.8.1.2$Linux_X86_64 LibreOffice_project/480$Build-2</meta:generator>
    <meta:document-statistic meta:table-count="1" meta:image-count="0" meta:object-count="16" meta:page-count="2" meta:paragraph-count="31" meta:word-count="59" meta:character-count="338" meta:non-whitespace-character-count="285"/>
  </office:meta>
</office:document-meta>
</file>

<file path=Object 1/content.xml><?xml version="1.0" encoding="utf-8"?>
<math xmlns="http://www.w3.org/1998/Math/MathML" display="block">
  <semantics>
    <mrow>
      <mi mathvariant="italic">EIRP</mi>
      <mo stretchy="false">=</mo>
      <mrow>
        <msub>
          <mi>P</mi>
          <mi>t</mi>
        </msub>
        <mo stretchy="false">∗</mo>
        <msub>
          <mi>G</mi>
          <mi>t</mi>
        </msub>
      </mrow>
    </mrow>
    <annotation encoding="StarMath 5.0">EIRP = P_t * G_t </annotation>
  </semantics>
</math>
</file>

<file path=Object 10/content.xml><?xml version="1.0" encoding="utf-8"?>
<math xmlns="http://www.w3.org/1998/Math/MathML" display="block">
  <semantics>
    <mrow>
      <mrow>
        <msub>
          <mi>L</mi>
          <mi>p</mi>
        </msub>
        <mo stretchy="false">=</mo>
        <mn>9.94</mn>
      </mrow>
      <mi mathvariant="italic">dB</mi>
    </mrow>
    <annotation encoding="StarMath 5.0">L_p = 9.94 dB</annotation>
  </semantics>
</math>
</file>

<file path=Object 11/content.xml><?xml version="1.0" encoding="utf-8"?>
<math xmlns="http://www.w3.org/1998/Math/MathML" display="block">
  <semantics>
    <mrow>
      <mrow>
        <msub>
          <mi>G</mi>
          <mi>r</mi>
        </msub>
        <mo stretchy="false">=</mo>
        <mrow>
          <mn>23.04</mn>
          <mo stretchy="false">−</mo>
          <mn>9.94</mn>
        </mrow>
        <mo stretchy="false">=</mo>
        <mn>13.1</mn>
      </mrow>
      <mi mathvariant="italic">dB</mi>
    </mrow>
    <annotation encoding="StarMath 5.0">G_r = 23.04 - 9.94 = 13.1 dB</annotation>
  </semantics>
</math>
</file>

<file path=Object 12/content.xml><?xml version="1.0" encoding="utf-8"?>
<math xmlns="http://www.w3.org/1998/Math/MathML" display="block">
  <semantics>
    <msub>
      <mi>P</mi>
      <mi>t</mi>
    </msub>
    <annotation encoding="StarMath 5.0">P_t</annotation>
  </semantics>
</math>
</file>

<file path=Object 13/content.xml><?xml version="1.0" encoding="utf-8"?>
<math xmlns="http://www.w3.org/1998/Math/MathML" display="block">
  <semantics>
    <msub>
      <mi>G</mi>
      <mi>t</mi>
    </msub>
    <annotation encoding="StarMath 5.0">G_t</annotation>
  </semantics>
</math>
</file>

<file path=Object 14/content.xml><?xml version="1.0" encoding="utf-8"?>
<math xmlns="http://www.w3.org/1998/Math/MathML" display="block">
  <semantics>
    <msub>
      <mi>L</mi>
      <mi>p</mi>
    </msub>
    <annotation encoding="StarMath 5.0">L_p</annotation>
  </semantics>
</math>
</file>

<file path=Object 15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6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7/content.xml><?xml version="1.0" encoding="utf-8"?>
<math xmlns="http://www.w3.org/1998/Math/MathML" display="block">
  <semantics>
    <mrow>
      <mrow>
        <mrow>
          <mo fence="true" form="prefix" stretchy="false">[</mo>
          <mrow>
            <mi mathvariant="italic">EIRP</mi>
          </mrow>
          <mo fence="true" form="postfix" stretchy="false">]</mo>
        </mrow>
        <mo stretchy="false">=</mo>
        <mrow>
          <mn>17.993</mn>
          <mo stretchy="false">+</mo>
          <mn>5.05</mn>
        </mrow>
        <mo stretchy="false">=</mo>
        <mn>23.04</mn>
      </mrow>
      <mi mathvariant="italic">dBW</mi>
    </mrow>
    <annotation encoding="StarMath 5.0">[EIRP] = 17.993 + 5.05 = 23.04 dBW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[</mo>
          <mrow>
            <mi mathvariant="italic">EIRP</mi>
          </mrow>
          <mo fence="true" form="postfix" stretchy="false">]</mo>
        </mrow>
        <mo stretchy="false">=</mo>
        <mn>10</mn>
      </mrow>
      <msub>
        <mi>log</mi>
        <mn>10</mn>
      </msub>
      <mrow>
        <mrow>
          <mo fence="true" form="prefix" stretchy="false">(</mo>
          <mrow>
            <msub>
              <mi>P</mi>
              <mi>t</mi>
            </msub>
          </mrow>
          <mo fence="true" form="postfix" stretchy="false">)</mo>
        </mrow>
        <mo stretchy="false">+</mo>
        <mn>10</mn>
      </mrow>
      <msub>
        <mi>log</mi>
        <mn>10</mn>
      </msub>
      <mrow>
        <mo fence="true" form="prefix" stretchy="false">(</mo>
        <mrow>
          <msub>
            <mi>G</mi>
            <mi>t</mi>
          </msub>
        </mrow>
        <mo fence="true" form="postfix" stretchy="false">)</mo>
      </mrow>
    </mrow>
    <annotation encoding="StarMath 5.0">[EIRP] = 10log_10 (P_t) + 10log_10 (G_t)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false">[</mo>
          <mrow>
            <mi mathvariant="italic">EIRP</mi>
          </mrow>
          <mo fence="true" form="postfix" stretchy="false">]</mo>
        </mrow>
        <mo stretchy="false">=</mo>
        <mn>10</mn>
      </mrow>
      <msub>
        <mi>log</mi>
        <mn>10</mn>
      </msub>
      <mrow>
        <mrow>
          <mo fence="true" form="prefix" stretchy="false">(</mo>
          <mrow>
            <mrow>
              <mn>63</mn>
              <mi mathvariant="italic">mW</mi>
            </mrow>
          </mrow>
          <mo fence="true" form="postfix" stretchy="false">)</mo>
        </mrow>
        <mo stretchy="false">+</mo>
        <mn>10</mn>
      </mrow>
      <msub>
        <mi>log</mi>
        <mn>10</mn>
      </msub>
      <mrow>
        <mo fence="true" form="prefix" stretchy="false">(</mo>
        <mrow>
          <mn>3.2</mn>
        </mrow>
        <mo fence="true" form="postfix" stretchy="false">)</mo>
      </mrow>
      <mi mathvariant="italic">dBW</mi>
    </mrow>
    <annotation encoding="StarMath 5.0">[EIRP] = 10log_10 (63 mW) + 10log_10(3.2) dBW</annotation>
  </semantics>
</math>
</file>

<file path=Object 4/content.xml><?xml version="1.0" encoding="utf-8"?>
<math xmlns="http://www.w3.org/1998/Math/MathML" display="block">
  <semantics>
    <mrow>
      <msub>
        <mi>P</mi>
        <mi>r</mi>
      </msub>
      <mo stretchy="false">=</mo>
      <mrow>
        <msub>
          <mi>P</mi>
          <mi>t</mi>
        </msub>
        <mo stretchy="false">+</mo>
        <msub>
          <mi>G</mi>
          <mi>t</mi>
        </msub>
        <mo stretchy="false">+</mo>
        <msub>
          <mi>G</mi>
          <mi>r</mi>
        </msub>
        <mo stretchy="false">−</mo>
        <msub>
          <mi>L</mi>
          <mi>p</mi>
        </msub>
      </mrow>
    </mrow>
    <annotation encoding="StarMath 5.0">P_r = P_t + G_t + G_r - L_p</annotation>
  </semantics>
</math>
</file>

<file path=Object 5/content.xml><?xml version="1.0" encoding="utf-8"?>
<math xmlns="http://www.w3.org/1998/Math/MathML" display="block">
  <semantics>
    <mrow>
      <mrow>
        <msub>
          <mi>L</mi>
          <mi>p</mi>
        </msub>
        <mo stretchy="false">=</mo>
        <mn>10</mn>
      </mrow>
      <msub>
        <mi>log</mi>
        <mn>10</mn>
      </msub>
      <mrow>
        <mrow>
          <mo fence="true" form="prefix" stretchy="false">[</mo>
          <mrow>
            <mrow>
              <mo fence="true" form="prefix" stretchy="false">(</mo>
              <mrow>
                <mrow>
                  <mn>4</mn>
                  <mi>π</mi>
                  <mfrac>
                    <mi>R</mi>
                    <msup>
                      <mi>λ</mi>
                      <mn>2</mn>
                    </msup>
                  </mfrac>
                </mrow>
              </mrow>
              <mo fence="true" form="postfix" stretchy="false">)</mo>
            </mrow>
          </mrow>
          <mo fence="true" form="postfix" stretchy="false">]</mo>
        </mrow>
        <mo stretchy="false">=</mo>
        <mn>10</mn>
      </mrow>
      <msub>
        <mi>log</mi>
        <mn>10</mn>
      </msub>
      <mrow>
        <mo fence="true" form="prefix" stretchy="false">[</mo>
        <mrow>
          <mrow>
            <mo fence="true" form="prefix" stretchy="false">(</mo>
            <mrow>
              <mrow>
                <mn>4</mn>
                <mi>π</mi>
                <mfrac>
                  <mi>R</mi>
                  <msup>
                    <mrow>
                      <mo fence="true" form="prefix" stretchy="false">(</mo>
                      <mrow>
                        <mfrac>
                          <mi>c</mi>
                          <mi>f</mi>
                        </mfrac>
                      </mrow>
                      <mo fence="true" form="postfix" stretchy="false">)</mo>
                    </mrow>
                    <mn>2</mn>
                  </msup>
                </mfrac>
              </mrow>
            </mrow>
            <mo fence="true" form="postfix" stretchy="false">)</mo>
          </mrow>
        </mrow>
        <mo fence="true" form="postfix" stretchy="false">]</mo>
      </mrow>
    </mrow>
    <annotation encoding="StarMath 5.0">L_p = 10log_10 [(4 %pi R over %lambda ^2)] = 10log_10 [(4 %pi R over (c over f) ^2)]</annotation>
  </semantics>
</math>
</file>

<file path=Object 6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n>17.993</mn>
          <mo stretchy="false">+</mo>
          <mn>5.05</mn>
          <mo stretchy="false">+</mo>
          <mn>13.1</mn>
          <mo stretchy="false">−</mo>
          <mn>9.94</mn>
        </mrow>
        <mo stretchy="false">=</mo>
        <mn>26.20</mn>
      </mrow>
      <mi mathvariant="italic">dBW</mi>
    </mrow>
    <annotation encoding="StarMath 5.0">P_r = 17.993 + 5.05 + 13.1 - 9.94 = 26.20 dBW</annotation>
  </semantics>
</math>
</file>

<file path=Object 7/content.xml><?xml version="1.0" encoding="utf-8"?>
<math xmlns="http://www.w3.org/1998/Math/MathML" display="block">
  <semantics>
    <mrow>
      <msub>
        <mi>G</mi>
        <mi>r</mi>
      </msub>
      <mo stretchy="false">=</mo>
      <mrow>
        <mi mathvariant="italic">EIRP</mi>
        <mo stretchy="false">−</mo>
        <msub>
          <mi>L</mi>
          <mi>p</mi>
        </msub>
      </mrow>
    </mrow>
    <annotation encoding="StarMath 5.0">G_r = EIRP - L_p</annotation>
  </semantics>
</math>
</file>

<file path=Object 9/content.xml><?xml version="1.0" encoding="utf-8"?>
<math xmlns="http://www.w3.org/1998/Math/MathML" display="block">
  <semantics>
    <mrow>
      <mrow>
        <mi>f</mi>
        <mo stretchy="false">=</mo>
        <mn>2.4</mn>
      </mrow>
      <mi mathvariant="italic">GHz</mi>
    </mrow>
    <annotation encoding="StarMath 5.0">f = 2.4 GHz</annotation>
  </semantics>
</math>
</file>